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4cm" fo:min-width="1.95cm" fo:padding-top="0.15cm" fo:padding-bottom="0.15cm" fo:padding-left="0.275cm" fo:padding-right="0.275cm"/>
    </style:style>
    <style:style style:name="gr2"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8cm" fo:min-width="3.45cm" fo:padding-top="0.15cm" fo:padding-bottom="0.15cm" fo:padding-left="0.275cm" fo:padding-right="0.27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6"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1cm" fo:min-width="3.45cm" fo:padding-top="0.15cm" fo:padding-bottom="0.15cm" fo:padding-left="0.275cm" fo:padding-right="0.275cm"/>
    </style:style>
    <style:style style:name="gr7" style:family="graphic" style:parent-style-name="standard">
      <style:graphic-properties svg:stroke-width="0.05cm" svg:stroke-color="#808080"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8" style:family="graphic" style:parent-style-name="objectwithoutfill">
      <style:graphic-properties svg:stroke-color="#808080" draw:marker-end="Arrow" draw:marker-end-width="0.3cm" draw:fill="none" draw:textarea-vertical-align="middle"/>
    </style:style>
    <style:style style:name="gr9" style:family="graphic" style:parent-style-name="standard">
      <style:graphic-properties svg:stroke-width="0.05cm" svg:stroke-color="#808080"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10" style:family="graphic" style:parent-style-name="standard">
      <style:graphic-properties svg:stroke-width="0.05cm" svg:stroke-color="#808080" draw:marker-start-width="0.355cm" draw:marker-end-width="0.355cm" draw:fill="none" draw:textarea-horizontal-align="justify" draw:textarea-vertical-align="middle" draw:auto-grow-height="false" fo:min-height="1.2cm" fo:min-width="1.25cm" fo:padding-top="0.15cm" fo:padding-bottom="0.15cm" fo:padding-left="0.275cm" fo:padding-right="0.275cm"/>
    </style:style>
    <style:style style:name="gr1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826cm" fo:min-width="1.276cm" fo:padding-top="0.15cm" fo:padding-bottom="0.15cm" fo:padding-left="0.275cm" fo:padding-right="0.275cm"/>
    </style:style>
    <style:style style:name="gr12" style:family="graphic" style:parent-style-name="objectwithoutfill">
      <style:graphic-properties svg:stroke-color="#000000" draw:marker-end="Arrow" draw:marker-end-width="0.3cm" draw:fill="none" draw:textarea-vertical-align="middle"/>
    </style:style>
    <style:style style:name="P1" style:family="paragraph">
      <style:paragraph-properties fo:text-align="center"/>
      <style:text-properties fo:font-size="12pt" style:font-size-asian="12pt" style:font-size-complex="12pt"/>
    </style:style>
    <style:style style:name="P2" style:family="paragraph">
      <loext:graphic-properties draw:fill="none"/>
      <style:paragraph-properties fo:text-align="center"/>
      <style:text-properties fo:font-size="12pt" style:font-size-asian="12pt" style:font-size-complex="12pt"/>
    </style:style>
    <style:style style:name="P3" style:family="paragraph">
      <style:paragraph-properties fo:text-align="center"/>
      <style:text-properties fo:font-size="14pt" fo:font-weight="bold" style:font-size-asian="14pt" style:font-weight-asian="bold" style:font-size-complex="14pt" style:font-weight-complex="bold"/>
    </style:style>
    <style:style style:name="P4" style:family="paragraph">
      <loext:graphic-properties draw:fill="none"/>
      <style:paragraph-properties fo:text-align="center"/>
      <style:text-properties fo:font-size="14pt" fo:font-weight="bold" style:font-size-asian="14pt" style:font-weight-asian="bold" style:font-size-complex="14pt" style:font-weight-complex="bold"/>
    </style:style>
    <style:style style:name="P5" style:family="paragraph">
      <loext:graphic-properties draw:fill="none"/>
      <style:paragraph-properties fo:text-align="center"/>
    </style:style>
    <style:style style:name="P6" style:family="paragraph">
      <style:paragraph-properties fo:text-align="center"/>
      <style:text-properties fo:color="#808080" fo:font-size="12pt" style:font-size-asian="12pt" style:font-size-complex="12pt"/>
    </style:style>
    <style:style style:name="P7" style:family="paragraph">
      <loext:graphic-properties draw:fill="none"/>
      <style:paragraph-properties fo:text-align="center"/>
      <style:text-properties fo:color="#808080" fo:font-size="12pt" style:font-size-asian="12pt" style:font-size-complex="12pt"/>
    </style:style>
    <style:style style:name="P8" style:family="paragraph">
      <loext:graphic-properties draw:fill="none"/>
      <style:paragraph-properties fo:text-align="center"/>
      <style:text-properties fo:color="#808080"/>
    </style:style>
    <style:style style:name="P9" style:family="paragraph">
      <style:paragraph-properties fo:text-align="center"/>
      <style:text-properties fo:color="#808080" fo:font-size="14pt" fo:font-weight="bold" style:font-size-asian="14pt" style:font-weight-asian="bold" style:font-size-complex="14pt" style:font-weight-complex="bold"/>
    </style:style>
    <style:style style:name="P10" style:family="paragraph">
      <loext:graphic-properties draw:fill="none"/>
      <style:paragraph-properties fo:text-align="center"/>
      <style:text-properties fo:color="#808080" fo:font-size="14pt" fo:font-weight="bold" style:font-size-asian="14pt" style:font-weight-asian="bold" style:font-size-complex="14pt" style:font-weight-complex="bold"/>
    </style:style>
    <style:style style:name="P11" style:family="paragraph">
      <style:paragraph-properties fo:text-align="center"/>
      <style:text-properties fo:color="#808080" fo:font-size="20pt" style:font-size-asian="20pt" style:font-size-complex="20pt"/>
    </style:style>
    <style:style style:name="P12" style:family="paragraph">
      <loext:graphic-properties draw:fill="none"/>
      <style:paragraph-properties fo:text-align="center"/>
      <style:text-properties fo:color="#808080" fo:font-size="20pt" style:font-size-asian="20pt" style:font-size-complex="20pt"/>
    </style:style>
    <style:style style:name="P13" style:family="paragraph">
      <style:paragraph-properties fo:text-align="center"/>
    </style:style>
    <style:style style:name="P14" style:family="paragraph">
      <style:paragraph-properties fo:text-align="center"/>
      <style:text-properties fo:color="#000000" fo:font-size="12pt" style:font-size-asian="12pt" style:font-size-complex="12pt"/>
    </style:style>
    <style:style style:name="P15" style:family="paragraph">
      <loext:graphic-properties draw:fill="none"/>
      <style:paragraph-properties fo:text-align="center"/>
      <style:text-properties fo:color="#000000" fo:font-size="12pt" style:font-size-asian="12pt" style:font-size-complex="12pt"/>
    </style:style>
    <style:style style:name="P16" style:family="paragraph">
      <loext:graphic-properties draw:fill="none"/>
      <style:paragraph-properties fo:text-align="center"/>
      <style:text-properties fo:color="#000000"/>
    </style:style>
    <style:style style:name="P17" style:family="paragraph">
      <style:paragraph-properties fo:text-align="center"/>
      <style:text-properties fo:color="#000000" fo:font-size="14pt" fo:font-weight="bold" style:font-size-asian="14pt" style:font-weight-asian="bold" style:font-size-complex="14pt" style:font-weight-complex="bold"/>
    </style:style>
    <style:style style:name="P18" style:family="paragraph">
      <loext:graphic-properties draw:fill="none"/>
      <style:paragraph-properties fo:text-align="center"/>
      <style:text-properties fo:color="#000000" fo:font-size="14pt" fo:font-weight="bold"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5cm" svg:height="1.54cm" svg:x="1.9cm" svg:y="5.37cm">
          <text:p text:style-name="P1"><text:span text:style-name="T1">DOI</text:span></text:p>
          <draw:enhanced-geometry svg:viewBox="0 0 21600 21600" draw:type="rectangle" draw:enhanced-path="M 0 0 L 21600 0 21600 21600 0 21600 0 0 Z N"/>
        </draw:custom-shape>
        <draw:custom-shape draw:style-name="gr2" draw:text-style-name="P4" xml:id="id2" draw:id="id2" draw:layer="layout" svg:width="4.4cm" svg:height="2.2cm" svg:x="6cm" svg:y="5.04cm">
          <text:p text:style-name="P3"><text:span text:style-name="T2">CrossRef</text:span></text:p>
          <text:p text:style-name="P3"><text:span text:style-name="T3">wor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3" draw:id="id3" draw:layer="layout" svg:width="4cm" svg:height="10.1cm" svg:x="11.5cm" svg:y="1.1cm">
          <text:p text:style-name="P1"><text:span text:style-name="T1">DOI</text:span></text:p>
          <text:p text:style-name="P1"><text:span text:style-name="T1">alternative-id</text:span></text:p>
          <text:p text:style-name="P1"><text:span text:style-name="T1">type</text:span></text:p>
          <text:p text:style-name="P1"><text:span text:style-name="T1">deposited</text:span></text:p>
          <text:p text:style-name="P1"><text:span text:style-name="T1">title</text:span></text:p>
          <text:p text:style-name="P1"><text:span text:style-name="T1">author</text:span></text:p>
          <text:p text:style-name="P1"><text:span text:style-name="T1">published-print</text:span></text:p>
          <text:p text:style-name="P1"><text:span text:style-name="T1">published-online</text:span></text:p>
          <text:p text:style-name="P1"><text:span text:style-name="T1">issn-type</text:span></text:p>
          <text:p text:style-name="P1"><text:span text:style-name="T1">container-title</text:span></text:p>
          <text:p text:style-name="P1"><text:span text:style-name="T1">short-container-title</text:span></text:p>
          <text:p text:style-name="P1"><text:span text:style-name="T1">volume</text:span></text:p>
          <text:p text:style-name="P1"><text:span text:style-name="T1">issue</text:span></text:p>
          <text:p text:style-name="P1"><text:span text:style-name="T1">page</text:span></text:p>
          <text:p text:style-name="P1"><text:span text:style-name="T1">member</text:span></text:p>
          <text:p text:style-name="P1"><text:span text:style-name="T1">publisher</text:span></text:p>
          <text:p text:style-name="P1"><text:span text:style-name="T1">editor</text:span></text:p>
          <text:p text:style-name="P1"><text:span text:style-name="T1">prefix</text:span></text:p>
          <text:p text:style-name="P1"><text:span text:style-name="T1">link</text:span></text:p>
          <text:p text:style-name="P1"><text:span text:style-name="T1">license</text:span></text:p>
          <draw:enhanced-geometry svg:viewBox="0 0 21600 21600" draw:type="rectangle" draw:enhanced-path="M 0 0 L 21600 0 21600 21600 0 21600 0 0 Z N"/>
        </draw:custom-shape>
        <draw:connector draw:style-name="gr4" draw:text-style-name="P5" draw:layer="layout" draw:type="lines" svg:x1="4.4cm" svg:y1="6.14cm" svg:x2="6cm" svg:y2="6.14cm" draw:start-shape="id1" draw:start-glue-point="1" draw:end-shape="id2" draw:end-glue-point="3" svg:d="M4400 6140h525 550 525" svg:viewBox="0 0 1601 1">
          <text:p/>
        </draw:connector>
        <draw:connector draw:style-name="gr4" draw:text-style-name="P5" draw:layer="layout" draw:type="lines" svg:x1="10.4cm" svg:y1="6.14cm" svg:x2="11.5cm" svg:y2="6.15cm" draw:start-shape="id2" draw:start-glue-point="1" draw:end-shape="id3" draw:end-glue-point="3" svg:d="M10400 6140h526l49 10h525" svg:viewBox="0 0 1101 11">
          <text:p/>
        </draw:connector>
        <draw:custom-shape draw:style-name="gr5" draw:text-style-name="P2" xml:id="id4" draw:id="id4" draw:layer="layout" svg:width="2.5cm" svg:height="1.5cm" svg:x="15cm" svg:y="14cm">
          <text:p text:style-name="P1"><text:span text:style-name="T1">DOI</text:span></text:p>
          <draw:enhanced-geometry svg:viewBox="0 0 21600 21600" draw:type="rectangle" draw:enhanced-path="M 0 0 L 21600 0 21600 21600 0 21600 0 0 Z N"/>
        </draw:custom-shape>
        <draw:custom-shape draw:style-name="gr5" draw:text-style-name="P2" xml:id="id6" draw:id="id6" draw:layer="layout" svg:width="2.5cm" svg:height="1.5cm" svg:x="15cm" svg:y="16cm">
          <text:p text:style-name="P1"><text:span text:style-name="T1">PMID</text:span></text:p>
          <draw:enhanced-geometry svg:viewBox="0 0 21600 21600" draw:type="rectangle" draw:enhanced-path="M 0 0 L 21600 0 21600 21600 0 21600 0 0 Z N"/>
        </draw:custom-shape>
        <draw:custom-shape draw:style-name="gr2" draw:text-style-name="P4" xml:id="id5" draw:id="id5" draw:layer="layout" svg:width="4.4cm" svg:height="2.2cm" svg:x="18.9cm" svg:y="14.7cm">
          <text:p text:style-name="P3"><text:span text:style-name="T2">EPMC</text:span></text:p>
          <text:p text:style-name="P3"><text:span text:style-name="T3">que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17.5cm" svg:y1="14.75cm" svg:x2="18.9cm" svg:y2="15.8cm" draw:start-shape="id4" draw:start-glue-point="1" draw:end-shape="id5" draw:end-glue-point="3" svg:d="M17500 14750h525l350 1050h525" svg:viewBox="0 0 1401 1051">
          <text:p/>
        </draw:connector>
        <draw:connector draw:style-name="gr4" draw:text-style-name="P5" draw:layer="layout" draw:type="lines" svg:x1="17.5cm" svg:y1="16.75cm" svg:x2="18.9cm" svg:y2="15.8cm" draw:start-shape="id6" draw:start-glue-point="1" draw:end-shape="id5" svg:d="M17500 16750h525l350-950h525" svg:viewBox="0 0 1401 951">
          <text:p/>
        </draw:connector>
        <draw:custom-shape draw:style-name="gr6" draw:text-style-name="P2" xml:id="id7" draw:id="id7" draw:layer="layout" svg:width="4cm" svg:height="8.4cm" svg:x="24.5cm" svg:y="11.6cm">
          <text:p text:style-name="P1"><text:span text:style-name="T1">pmid</text:span></text:p>
          <text:p text:style-name="P1"><text:span text:style-name="T1">pmcid</text:span></text:p>
          <text:p text:style-name="P1"><text:span text:style-name="T1">doi</text:span></text:p>
          <text:p text:style-name="P1"><text:span text:style-name="T1">pubType</text:span></text:p>
          <text:p text:style-name="P1"><text:span text:style-name="T1">inEPMC</text:span></text:p>
          <text:p text:style-name="P1"><text:span text:style-name="T1">inPMC</text:span></text:p>
          <text:p text:style-name="P1"><text:span text:style-name="T1">title</text:span></text:p>
          <text:p text:style-name="P1"><text:span text:style-name="T1">authorString</text:span></text:p>
          <text:p text:style-name="P1"><text:span text:style-name="T1">pubYear</text:span></text:p>
          <text:p text:style-name="P1"><text:span text:style-name="T1">journalIssn</text:span></text:p>
          <text:p text:style-name="P1"><text:span text:style-name="T1">journalTitle</text:span></text:p>
          <text:p text:style-name="P1"><text:span text:style-name="T1">journalVolume</text:span></text:p>
          <text:p text:style-name="P1"><text:span text:style-name="T1">issue</text:span></text:p>
          <text:p text:style-name="P1"><text:span text:style-name="T1">pageInfo</text:span></text:p>
          <text:p text:style-name="P1"><text:span text:style-name="T1">hasPDF</text:span></text:p>
          <text:p text:style-name="P1"><text:span text:style-name="T1">isOpenAccess</text:span></text:p>
          <text:p text:style-name="P1"><text:span text:style-name="T1">license</text:span></text:p>
          <draw:enhanced-geometry svg:viewBox="0 0 21600 21600" draw:type="rectangle" draw:enhanced-path="M 0 0 L 21600 0 21600 21600 0 21600 0 0 Z N"/>
        </draw:custom-shape>
        <draw:connector draw:style-name="gr4" draw:text-style-name="P5" draw:layer="layout" draw:type="lines" svg:x1="23.3cm" svg:y1="15.8cm" svg:x2="24.5cm" svg:y2="15.8cm" draw:start-shape="id5" draw:start-glue-point="1" draw:end-shape="id7" draw:end-glue-point="3" svg:d="M23300 15800h526 149 525" svg:viewBox="0 0 1201 1">
          <text:p/>
        </draw:connector>
        <draw:custom-shape draw:style-name="gr7" draw:text-style-name="P7" xml:id="id8" draw:id="id8" draw:layer="layout" svg:width="2.5cm" svg:height="1.5cm" svg:x="1cm" svg:y="12.5cm">
          <text:p text:style-name="P6"><text:span text:style-name="T1">DOI</text:span></text:p>
          <draw:enhanced-geometry svg:viewBox="0 0 21600 21600" draw:type="rectangle" draw:enhanced-path="M 0 0 L 21600 0 21600 21600 0 21600 0 0 Z N"/>
        </draw:custom-shape>
        <draw:custom-shape draw:style-name="gr7" draw:text-style-name="P7" xml:id="id10" draw:id="id10" draw:layer="layout" svg:width="2.5cm" svg:height="1.5cm" svg:x="1cm" svg:y="14.5cm">
          <text:p text:style-name="P6"><text:span text:style-name="T1">PMID</text:span></text:p>
          <draw:enhanced-geometry svg:viewBox="0 0 21600 21600" draw:type="rectangle" draw:enhanced-path="M 0 0 L 21600 0 21600 21600 0 21600 0 0 Z N"/>
        </draw:custom-shape>
        <draw:connector draw:style-name="gr8" draw:text-style-name="P8" draw:layer="layout" draw:type="lines" svg:x1="3.5cm" svg:y1="13.25cm" svg:x2="5.3cm" svg:y2="15.26cm" draw:start-shape="id8" draw:start-glue-point="1" draw:end-shape="id9" draw:end-glue-point="3" svg:d="M3500 13250h525l750 2010h525" svg:viewBox="0 0 1801 2011">
          <text:p/>
        </draw:connector>
        <draw:connector draw:style-name="gr8" draw:text-style-name="P8" draw:layer="layout" draw:type="lines" svg:x1="3.5cm" svg:y1="15.25cm" svg:x2="5.3cm" svg:y2="15.26cm" draw:start-shape="id10" draw:start-glue-point="1" draw:end-shape="id9" svg:d="M3500 15250h525l750 10h525" svg:viewBox="0 0 1801 11">
          <text:p/>
        </draw:connector>
        <draw:custom-shape draw:style-name="gr7" draw:text-style-name="P7" xml:id="id11" draw:id="id11" draw:layer="layout" svg:width="2.5cm" svg:height="1.5cm" svg:x="1cm" svg:y="16.5cm">
          <text:p text:style-name="P6"><text:span text:style-name="T1">PMID</text:span></text:p>
          <draw:enhanced-geometry svg:viewBox="0 0 21600 21600" draw:type="rectangle" draw:enhanced-path="M 0 0 L 21600 0 21600 21600 0 21600 0 0 Z N"/>
        </draw:custom-shape>
        <draw:custom-shape draw:style-name="gr9" draw:text-style-name="P10" xml:id="id9" draw:id="id9" draw:layer="layout" svg:width="4.4cm" svg:height="2.2cm" svg:x="5.3cm" svg:y="14.16cm">
          <text:p text:style-name="P9"><text:span text:style-name="T2">Elsevier</text:span></text:p>
          <text:p text:style-name="P9"><text:span text:style-name="T3">Scop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2" xml:id="id12" draw:id="id12" draw:layer="layout" svg:width="1.8cm" svg:height="1.5cm" svg:x="11cm" svg:y="14.5cm">
          <text:p text:style-name="P11"><text:span text:style-name="T4">?</text:span></text:p>
          <draw:enhanced-geometry svg:viewBox="0 0 21600 21600" draw:type="rectangle" draw:enhanced-path="M 0 0 L 21600 0 21600 21600 0 21600 0 0 Z N"/>
        </draw:custom-shape>
        <draw:connector draw:style-name="gr8" draw:text-style-name="P8" draw:layer="layout" draw:type="lines" svg:x1="3.5cm" svg:y1="17.25cm" svg:x2="5.3cm" svg:y2="15.26cm" draw:start-shape="id11" draw:start-glue-point="1" draw:end-shape="id9" draw:end-glue-point="3" svg:d="M3500 17250h525l750-1990h525" svg:viewBox="0 0 1801 1991">
          <text:p/>
        </draw:connector>
        <draw:connector draw:style-name="gr8" draw:text-style-name="P8" draw:layer="layout" draw:type="lines" svg:x1="9.7cm" svg:y1="15.26cm" svg:x2="11cm" svg:y2="15.25cm" draw:start-shape="id9" draw:start-glue-point="1" draw:end-shape="id12" svg:d="M9700 15260h526l249-10h525" svg:viewBox="0 0 1301 11">
          <text:p/>
        </draw:connector>
      </draw:page>
      <draw:page draw:name="page2" draw:style-name="dp1" draw:master-page-name="Default">
        <draw:custom-shape draw:style-name="gr5" draw:text-style-name="P2" xml:id="id13" draw:id="id13" draw:layer="layout" svg:width="2.5cm" svg:height="1.5cm" svg:x="1cm" svg:y="1.5cm">
          <text:p text:style-name="P1"><text:span text:style-name="T1">PMCID</text:span></text:p>
          <draw:enhanced-geometry svg:viewBox="0 0 21600 21600" draw:type="rectangle" draw:enhanced-path="M 0 0 L 21600 0 21600 21600 0 21600 0 0 Z N"/>
        </draw:custom-shape>
        <draw:custom-shape draw:style-name="gr2" draw:text-style-name="P4" xml:id="id14" draw:id="id14" draw:layer="layout" svg:width="4.4cm" svg:height="2.2cm" svg:x="5.3cm" svg:y="1.16cm">
          <text:p text:style-name="P3"><text:span text:style-name="T2">EPMC</text:span></text:p>
          <text:p text:style-name="P3"><text:span text:style-name="T3">fullTextX</text:span><text:span text:style-name="T3">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3.5cm" svg:y1="2.25cm" svg:x2="5.3cm" svg:y2="2.26cm" draw:start-shape="id13" draw:start-glue-point="1" draw:end-shape="id14" draw:end-glue-point="3" svg:d="M3500 2250h525l750 10h525" svg:viewBox="0 0 1801 11">
          <text:p/>
        </draw:connector>
        <draw:connector draw:style-name="gr4" draw:text-style-name="P5" draw:layer="layout" draw:type="lines" svg:x1="9.7cm" svg:y1="2.26cm" svg:x2="11.9cm" svg:y2="2.25cm" draw:start-shape="id14" draw:start-glue-point="1" draw:end-shape="id15" draw:end-glue-point="3" svg:d="M9700 2260h526l1148-10h526" svg:viewBox="0 0 2201 11">
          <text:p/>
        </draw:connector>
        <draw:custom-shape draw:style-name="gr11" draw:text-style-name="P5" xml:id="id15" draw:id="id15" draw:layer="layout" svg:width="2.2cm" svg:height="1.5cm" svg:x="11.9cm" svg:y="1.5cm">
          <text:p text:style-name="P13">JATS</text:p>
          <draw:enhanced-geometry svg:viewBox="0 0 21600 21600" draw:path-stretchpoint-x="11000" draw:path-stretchpoint-y="10800" draw:text-areas="?f0 ?f0 ?f3 ?f12" draw:mirror-horizontal="false" draw:mirror-vertical="false"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15" xml:id="id16" draw:id="id16" draw:layer="layout" svg:width="2.5cm" svg:height="1.5cm" svg:x="1cm" svg:y="4.5cm">
          <text:p text:style-name="P14"><text:span text:style-name="T1">DOI</text:span></text:p>
          <draw:enhanced-geometry svg:viewBox="0 0 21600 21600" draw:type="rectangle" draw:enhanced-path="M 0 0 L 21600 0 21600 21600 0 21600 0 0 Z N"/>
        </draw:custom-shape>
        <draw:custom-shape draw:style-name="gr5" draw:text-style-name="P15" xml:id="id18" draw:id="id18" draw:layer="layout" svg:width="2.5cm" svg:height="1.5cm" svg:x="1cm" svg:y="6.5cm">
          <text:p text:style-name="P14"><text:span text:style-name="T1">PMID</text:span></text:p>
          <draw:enhanced-geometry svg:viewBox="0 0 21600 21600" draw:type="rectangle" draw:enhanced-path="M 0 0 L 21600 0 21600 21600 0 21600 0 0 Z N"/>
        </draw:custom-shape>
        <draw:connector draw:style-name="gr12" draw:text-style-name="P16" draw:layer="layout" draw:type="lines" svg:x1="3.5cm" svg:y1="5.25cm" svg:x2="5.3cm" svg:y2="7.26cm" draw:start-shape="id16" draw:start-glue-point="1" draw:end-shape="id17" draw:end-glue-point="3" svg:d="M3500 5250h525l750 2010h525" svg:viewBox="0 0 1801 2011">
          <text:p/>
        </draw:connector>
        <draw:connector draw:style-name="gr12" draw:text-style-name="P16" draw:layer="layout" draw:type="lines" svg:x1="3.5cm" svg:y1="7.25cm" svg:x2="5.3cm" svg:y2="7.26cm" draw:start-shape="id18" draw:start-glue-point="1" draw:end-shape="id17" svg:d="M3500 7250h525l750 10h525" svg:viewBox="0 0 1801 11">
          <text:p/>
        </draw:connector>
        <draw:custom-shape draw:style-name="gr5" draw:text-style-name="P15" xml:id="id19" draw:id="id19" draw:layer="layout" svg:width="2.5cm" svg:height="1.5cm" svg:x="1cm" svg:y="8.5cm">
          <text:p text:style-name="P14"><text:span text:style-name="T1">PMI</text:span><text:span text:style-name="T1">D</text:span></text:p>
          <draw:enhanced-geometry svg:viewBox="0 0 21600 21600" draw:type="rectangle" draw:enhanced-path="M 0 0 L 21600 0 21600 21600 0 21600 0 0 Z N"/>
        </draw:custom-shape>
        <draw:custom-shape draw:style-name="gr2" draw:text-style-name="P18" xml:id="id17" draw:id="id17" draw:layer="layout" svg:width="4.4cm" svg:height="2.2cm" svg:x="5.3cm" svg:y="6.16cm">
          <text:p text:style-name="P17"><text:span text:style-name="T2">Els</text:span><text:span text:style-name="T2">evi</text:span><text:span text:style-name="T2">er</text:span></text:p>
          <text:p text:style-name="P17"><text:span text:style-name="T3">Sco</text:span><text:span text:style-name="T3">p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2" draw:text-style-name="P16" draw:layer="layout" draw:type="lines" svg:x1="3.5cm" svg:y1="9.25cm" svg:x2="5.3cm" svg:y2="7.26cm" draw:start-shape="id19" draw:start-glue-point="1" draw:end-shape="id17" draw:end-glue-point="3" svg:d="M3500 9250h525l750-1990h525" svg:viewBox="0 0 1801 1991">
          <text:p/>
        </draw:connector>
        <draw:connector draw:style-name="gr12" draw:text-style-name="P16" draw:layer="layout" draw:type="lines" svg:x1="9.7cm" svg:y1="7.26cm" svg:x2="11.9cm" svg:y2="7.251cm" draw:start-shape="id17" draw:start-glue-point="1" draw:end-shape="id20" draw:end-glue-point="3" svg:d="M9700 7260h526l1148-9h526" svg:viewBox="0 0 2201 10">
          <text:p/>
        </draw:connector>
        <draw:custom-shape draw:style-name="gr11" draw:text-style-name="P5" xml:id="id20" draw:id="id20" draw:layer="layout" svg:width="2.2cm" svg:height="1.5cm" svg:x="11.9cm" svg:y="6.501cm">
          <text:p text:style-name="P13">XOCS</text:p>
          <draw:enhanced-geometry svg:viewBox="0 0 21600 21600" draw:path-stretchpoint-x="11000" draw:path-stretchpoint-y="10800" draw:text-areas="?f0 ?f0 ?f3 ?f12" draw:mirror-horizontal="false" draw:mirror-vertical="false"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2" xml:id="id21" draw:id="id21" draw:layer="layout" svg:width="2.5cm" svg:height="1.5cm" svg:x="1cm" svg:y="11.54cm">
          <text:p text:style-name="P1"><text:span text:style-name="T1">PMCID</text:span></text:p>
          <draw:enhanced-geometry svg:viewBox="0 0 21600 21600" draw:type="rectangle" draw:enhanced-path="M 0 0 L 21600 0 21600 21600 0 21600 0 0 Z N"/>
        </draw:custom-shape>
        <draw:custom-shape draw:style-name="gr2" draw:text-style-name="P4" xml:id="id22" draw:id="id22" draw:layer="layout" svg:width="4.4cm" svg:height="2.2cm" svg:x="5.3cm" svg:y="11.2cm">
          <text:p text:style-name="P3"><text:span text:style-name="T2">Springe</text:span><text:span text:style-name="T2">r</text:span></text:p>
          <text:p text:style-name="P3"><text:span text:style-name="T3">openac</text:span><text:span text:style-name="T3">ces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3.5cm" svg:y1="12.29cm" svg:x2="5.3cm" svg:y2="12.3cm" draw:start-shape="id21" draw:start-glue-point="1" draw:end-shape="id22" draw:end-glue-point="3" svg:d="M3500 12290h525l750 10h525" svg:viewBox="0 0 1801 11">
          <text:p/>
        </draw:connector>
        <draw:connector draw:style-name="gr4" draw:text-style-name="P5" draw:layer="layout" draw:type="lines" svg:x1="9.7cm" svg:y1="12.3cm" svg:x2="11.9cm" svg:y2="12.29cm" draw:start-shape="id22" draw:start-glue-point="1" draw:end-shape="id23" draw:end-glue-point="3" svg:d="M9700 12300h526l1149-10h525" svg:viewBox="0 0 2201 11">
          <text:p/>
        </draw:connector>
        <draw:custom-shape draw:style-name="gr11" draw:text-style-name="P5" xml:id="id23" draw:id="id23" draw:layer="layout" svg:width="2.2cm" svg:height="1.5cm" svg:x="11.9cm" svg:y="11.54cm">
          <text:p text:style-name="P13">JATS</text:p>
          <draw:enhanced-geometry svg:viewBox="0 0 21600 21600" draw:path-stretchpoint-x="11000" draw:path-stretchpoint-y="10800" draw:text-areas="?f0 ?f0 ?f3 ?f12" draw:mirror-horizontal="false" draw:mirror-vertical="false"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11:04:02.875207021</meta:creation-date>
    <dc:date>2018-11-16T14:57:33.345645801</dc:date>
    <meta:editing-duration>PT1H10M43S</meta:editing-duration>
    <meta:editing-cycles>8</meta:editing-cycles>
    <meta:generator>LibreOffice/5.1.6.2$Linux_X86_64 LibreOffice_project/10m0$Build-2</meta:generator>
    <meta:document-statistic meta:object-count="40"/>
  </office:meta>
</office:document-meta>
</file>